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386e"/>
    </style:style>
    <style:style style:name="P2" style:family="paragraph" style:parent-style-name="Standard">
      <style:text-properties officeooo:rsid="0014bb52" officeooo:paragraph-rsid="0014bb52"/>
    </style:style>
    <style:style style:name="P3" style:family="paragraph" style:parent-style-name="Standard">
      <style:text-properties officeooo:rsid="001cacba" officeooo:paragraph-rsid="001cacba"/>
    </style:style>
    <style:style style:name="P4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officeooo:paragraph-rsid="0014386e"/>
    </style:style>
    <style:style style:name="P5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officeooo:rsid="0014386e" officeooo:paragraph-rsid="0014386e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6pt" fo:font-weight="bold" officeooo:rsid="0014bb52" style:font-size-asian="16pt" style:font-weight-asian="bold" style:font-size-complex="16pt" style:font-weight-complex="bold"/>
    </style:style>
    <style:style style:name="T3" style:family="text">
      <style:text-properties officeooo:rsid="00168944"/>
    </style:style>
    <style:style style:name="T4" style:family="text">
      <style:text-properties officeooo:rsid="00178755"/>
    </style:style>
    <style:style style:name="T5" style:family="text">
      <style:text-properties officeooo:rsid="0018df4c"/>
    </style:style>
    <style:style style:name="T6" style:family="text">
      <style:text-properties officeooo:rsid="0019b1a2"/>
    </style:style>
    <style:style style:name="T7" style:family="text">
      <style:text-properties officeooo:rsid="001b6b85"/>
    </style:style>
    <style:style style:name="T8" style:family="text">
      <style:text-properties officeooo:rsid="001cac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TITLE</text:span></text:p>
      <text:p text:style-name="P4"><text:span text:style-name="T1">_______________________________________</text:span></text:p>
      <text:p text:style-name="P1"/>
      <text:p text:style-name="P1"><text:span text:style-name="T2">Week1</text:span> </text:p>
      <text:p text:style-name="P2">1. what is python?</text:p>
      <text:p text:style-name="P2">2. instalar python</text:p>
      <text:p text:style-name="P2">3. instalar VS Code <text:span text:style-name="T4">| abrir folder, crear archivo, guardar.. </text:span><text:span text:style-name="T5">archivos extensión.py</text:span></text:p>
      <text:p text:style-name="P3">4. variables</text:p>
      <text:p text:style-name="P2"><text:span text:style-name="T8">5</text:span>. use print and input <text:span text:style-name="T3">and blank lines </text:span><text:span text:style-name="T6">| control S to save file </text:span><text:span text:style-name="T7">| mathematic functions con variabl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06:04.507304968</meta:creation-date>
    <meta:generator>LibreOffice/6.4.7.2$Linux_X86_64 LibreOffice_project/40$Build-2</meta:generator>
    <dc:date>2022-01-04T12:28:25.314153244</dc:date>
    <meta:editing-duration>PT22M18S</meta:editing-duration>
    <meta:editing-cycles>8</meta:editing-cycles>
    <meta:document-statistic meta:table-count="0" meta:image-count="0" meta:object-count="0" meta:page-count="1" meta:paragraph-count="8" meta:word-count="43" meta:character-count="280" meta:non-whitespace-character-count="244"/>
  </office:meta>
</office:document-meta>
</file>